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A2A9B1" fo:border-right="none" fo:padding="0in" style:shadow="none" fo:margin-bottom="0.0416in" fo:line-height="100%"/>
      <style:text-properties style:font-name="Georgia" style:font-name-asian="Times New Roman" style:font-name-complex="Times New Roman" fo:color="#000000" style:letter-kerning="true" fo:font-size="18pt" style:font-size-asian="18pt" style:font-size-complex="18pt" style:language-asian="es" style:country-asian="ES"/>
    </style:style>
    <style:style style:name="P3" style:parent-style-name="Normal" style:family="paragraph">
      <style:paragraph-properties fo:border-top="none" fo:border-left="none" fo:border-bottom="0.0104in solid #A2A9B1" fo:border-right="none" fo:padding="0in" style:shadow="none" fo:margin-bottom="0.0416in" fo:line-height="100%"/>
      <style:text-properties style:font-name="Georgia" style:font-name-asian="Times New Roman" style:font-name-complex="Times New Roman" fo:color="#000000" style:letter-kerning="true" fo:font-size="18pt" style:font-size-asian="18pt" style:font-size-complex="18pt" style:language-asian="es" style:country-asian="ES"/>
    </style:style>
    <style:style style:name="P4" style:parent-style-name="Título1" style:family="paragraph">
      <style:paragraph-properties fo:border-top="none" fo:border-left="none" fo:border-bottom="0.0104in solid #A2A9B1" fo:border-right="none" fo:padding="0in" style:shadow="none" fo:margin-top="0in" fo:margin-bottom="0.0416in"/>
      <style:text-properties style:font-name="Georgia" fo:font-weight="normal" style:font-weight-asian="normal" style:font-weight-complex="normal" fo:color="#000000" fo:font-size="21.5pt" style:font-size-asian="21.5pt" style:font-size-complex="21.5pt"/>
    </style:style>
    <style:style style:name="P5" style:parent-style-name="Título1" style:family="paragraph">
      <style:paragraph-properties fo:border-top="none" fo:border-left="none" fo:border-bottom="0.0104in solid #A2A9B1" fo:border-right="none" fo:padding="0in" style:shadow="none" fo:margin-top="0in" fo:margin-bottom="0.0416in"/>
      <style:text-properties style:font-name="Georgia" fo:font-weight="normal" style:font-weight-asian="normal" style:font-weight-complex="normal" fo:color="#000000" fo:font-size="21.5pt" style:font-size-asian="21.5pt" style:font-size-complex="21.5pt"/>
    </style:style>
  </office:automatic-styles>
  <office:body>
    <office:text text:use-soft-page-breaks="true">
      <text:p text:style-name="P1"><text:a xlink:href="https://www.sap.com/spain/products/erp/erp-cloud.html?campaigncode=CRM-ES18-PPC-EES_ER1CA1&amp;source=ppc-ES-Google-IT-CloudERP-NonBrand-Standard&amp;gclid=CPmGkLqwzN0CFceDhQod9QUBuQ&amp;gclsrc=ds#pdf-asset=74c5638c-f97c-0010-87a3-c30de2ffd8ff&amp;page=1" office:target-frame-name="_top" xlink:show="replace"><text:span text:style-name="Hipervínculo">https://www.sap.com/spain/products/erp/erp-cloud.html?campaigncode=CRM-ES18-PPC-EES_ER1CA1&amp;source=ppc-ES-Google-IT-CloudERP-NonBrand-Standard&amp;gclid=CPmGkLqwzN0CFceDhQod9QUBuQ&amp;gclsrc=ds#pdf-asset=74c5638c-f97c-0010-87a3-c30de2ffd8ff&amp;page=1</text:span></text:a></text:p>
      <text:p text:style-name="Normal"/>
      <text:p text:style-name="Normal"><text:a xlink:href="https://www.gartner.com/newsroom/id/2865718" office:target-frame-name="_top" xlink:show="replace"><text:span text:style-name="Hipervínculo">https://www.gartner.com/newsroom/id/2865718</text:span></text:a></text:p>
      <text:p text:style-name="P2">Sistema de planificación de recursos empresariales</text:p>
      <text:p text:style-name="Normal"/>
      <text:p text:style-name="Normal"><text:a xlink:href="https://es.wikipedia.org/wiki/Sistema_de_planificaci%C3%B3n_de_recursos_empresariales" office:target-frame-name="_top" xlink:show="replace"><text:span text:style-name="Hipervínculo">https://es.wikipedia.org/wiki/Sistema_de_planificaci%C3%B3n_de_recursos_empresariales</text:span></text:a></text:p>
      <text:p text:style-name="Normal"/>
      <text:p text:style-name="P3">Anexo:Software ERP</text:p>
      <text:p text:style-name="Normal"/>
      <text:p text:style-name="Normal"><text:a xlink:href="https://es.wikipedia.org/wiki/Anexo:Software_ERP" office:target-frame-name="_top" xlink:show="replace"><text:span text:style-name="Hipervínculo">https://es.wikipedia.org/wiki/Anexo:Software_ERP</text:span></text:a></text:p>
      <text:p text:style-name="Normal"/>
      <text:h text:style-name="P4" text:outline-level="1">Sistema de trazabilidad</text:h>
      <text:p text:style-name="Normal"/>
      <text:p text:style-name="Normal"><text:a xlink:href="https://es.wikipedia.org/wiki/Sistema_de_trazabilidad" office:target-frame-name="_top" xlink:show="replace"><text:span text:style-name="Hipervínculo">https://es.wikipedia.org/wiki/Sistema_de_trazabilidad</text:span></text:a></text:p>
      <text:p text:style-name="Normal"/>
      <text:h text:style-name="P5" text:outline-level="1">Software de trazabilidad</text:h>
      <text:p text:style-name="Normal"/>
      <text:p text:style-name="Normal"><text:a xlink:href="https://es.wikipedia.org/wiki/Software_de_trazabilidad" office:target-frame-name="_top" xlink:show="replace"><text:span text:style-name="Hipervínculo">https://es.wikipedia.org/wiki/Software_de_trazabilidad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1</meta:initial-creator>
    <dc:creator>User1</dc:creator>
    <meta:creation-date>2018-09-21T15:22:00Z</meta:creation-date>
    <dc:date>2018-09-21T15:33:00Z</dc:date>
    <meta:template xlink:href="Normal" xlink:type="simple"/>
    <meta:editing-cycles>2</meta:editing-cycles>
    <meta:editing-duration>PT660S</meta:editing-duration>
    <meta:document-statistic meta:page-count="1" meta:paragraph-count="2" meta:word-count="196" meta:character-count="1276" meta:row-count="9" meta:non-whitespace-character-count="1082"/>
  </office:meta>
</office:document-meta>
</file>